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x-locale-body, sans-serif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7c08" officeooo:paragraph-rsid="00107c0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134b" officeooo:paragraph-rsid="001a134b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f34f" officeooo:paragraph-rsid="001af34f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b7f58" officeooo:paragraph-rsid="001b7f58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af34f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fdbea" officeooo:paragraph-rsid="001fdbea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ff145" officeooo:paragraph-rsid="001ff145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8fb3" officeooo:paragraph-rsid="0022667a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1ff145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22667a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36f10" officeooo:paragraph-rsid="00236f10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#b4c7d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20524" officeooo:paragraph-rsid="00120524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fdbea" officeooo:paragraph-rsid="001fdbea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Bitstream Vera Sans Mono" fo:font-size="12pt" fo:font-style="normal" style:text-underline-style="none" fo:font-weight="normal" officeooo:rsid="0013262c" officeooo:paragraph-rsid="001326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a134b" officeooo:paragraph-rsid="001a134b" fo:background-color="#b4c7d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af34f" fo:background-color="#b4c7d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cd31a" fo:background-color="#b4c7d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ec4c6" officeooo:paragraph-rsid="001ec4c6" fo:background-color="#b4c7d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2pt" fo:font-style="normal" style:text-underline-style="none" fo:font-weight="normal" officeooo:rsid="00158660" officeooo:paragraph-rsid="001586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0pt" fo:font-style="normal" style:text-underline-style="none" fo:font-weight="normal" officeooo:rsid="00158660" officeooo:paragraph-rsid="00158660" fo:background-color="#b4c7d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0524" officeooo:paragraph-rsid="00120524" fo:background-color="#ff8000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3262c" officeooo:paragraph-rsid="0013262c" fo:background-color="#ff8000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58660" officeooo:paragraph-rsid="00158660" fo:background-color="#ff8000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134b" officeooo:paragraph-rsid="001a134b" fo:background-color="#ff8000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d6dc" officeooo:paragraph-rsid="001ad6dc" fo:background-color="#ff8000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cd31a" officeooo:paragraph-rsid="001cd31a" fo:background-color="#ff8000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ec4c6" officeooo:paragraph-rsid="001ec4c6" fo:background-color="#ff8000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fdbea" officeooo:paragraph-rsid="0022667a" fo:background-color="#ff8000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4a234" officeooo:paragraph-rsid="0024a234" fo:background-color="#ff8000" style:font-size-asian="12pt" style:font-weight-asian="bold" style:font-size-complex="12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none" fo:font-weight="bold" officeooo:rsid="0024a234" officeooo:paragraph-rsid="0024a234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2671c9" officeooo:paragraph-rsid="002671c9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25fb29" officeooo:paragraph-rsid="002671c9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5fb29" officeooo:paragraph-rsid="0025fb29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5fb29" officeooo:paragraph-rsid="002671c9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671c9" officeooo:paragraph-rsid="002671c9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6d493" officeooo:paragraph-rsid="0026d49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25fb29" officeooo:paragraph-rsid="002671c9" fo:background-color="#dee6ef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25fb29" officeooo:paragraph-rsid="002671c9" fo:background-color="#dee6ef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12121" style:font-name="Bitstream Vera Sans Mono" fo:font-size="12pt" fo:letter-spacing="normal" fo:font-style="normal" style:text-underline-style="none" fo:font-weight="normal" officeooo:rsid="0025fb29" officeooo:paragraph-rsid="002671c9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12121" style:font-name="Bitstream Vera Sans Mono" fo:font-size="12pt" fo:letter-spacing="normal" fo:font-style="normal" style:text-underline-style="none" fo:font-weight="bold" officeooo:rsid="0025fb29" officeooo:paragraph-rsid="002671c9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12121" style:font-name="Bitstream Vera Sans Mono" fo:font-size="10pt" fo:letter-spacing="normal" fo:font-style="normal" style:text-underline-style="none" fo:font-weight="normal" officeooo:rsid="0025fb29" officeooo:paragraph-rsid="002671c9" fo:background-color="#dee6ef" style:font-size-asian="10pt" style:font-weight-asian="normal" style:font-size-complex="10pt" style:font-weight-complex="normal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fo:font-style="normal" style:font-style-asian="normal" style:font-style-complex="normal"/>
    </style:style>
    <style:style style:name="T4" style:family="text">
      <style:text-properties style:font-name="Bitstream Vera Sans Mono" fo:font-style="normal" officeooo:rsid="0014d142" style:font-style-asian="normal" style:font-style-complex="normal"/>
    </style:style>
    <style:style style:name="T5" style:family="text">
      <style:text-properties style:font-name="Bitstream Vera Sans Mono" officeooo:rsid="0014d14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4534" style:font-weight-asian="bold" style:font-weight-complex="bold"/>
    </style:style>
    <style:style style:name="T8" style:family="text">
      <style:text-properties officeooo:rsid="00174534"/>
    </style:style>
    <style:style style:name="T9" style:family="text">
      <style:text-properties officeooo:rsid="001fdbea"/>
    </style:style>
    <style:style style:name="T10" style:family="text">
      <style:text-properties style:text-underline-style="solid" style:text-underline-width="auto" style:text-underline-color="font-color" fo:background-color="#ff8000" loext:char-shading-value="0"/>
    </style:style>
    <style:style style:name="T11" style:family="text">
      <style:text-properties style:text-underline-style="solid" style:text-underline-width="auto" style:text-underline-color="font-color" officeooo:rsid="001fdbea" fo:background-color="#ff8000" loext:char-shading-value="0"/>
    </style:style>
    <style:style style:name="T12" style:family="text">
      <style:text-properties officeooo:rsid="002671c9"/>
    </style:style>
    <style:style style:name="T13" style:family="text">
      <style:text-properties fo:font-variant="normal" fo:text-transform="none" fo:color="#212121" fo:letter-spacing="normal" fo:font-style="normal"/>
    </style:style>
    <style:style style:name="T14" style:family="text">
      <style:text-properties fo:font-variant="normal" fo:text-transform="none" fo:color="#212121" fo:letter-spacing="normal" fo:font-style="normal" officeooo:rsid="002671c9"/>
    </style:style>
    <style:style style:name="T15" style:family="text">
      <style:text-properties fo:font-variant="normal" fo:text-transform="none" fo:color="#212121" fo:letter-spacing="normal" fo:font-style="normal" officeooo:rsid="002671c9" fo:background-color="#ffffff"/>
    </style:style>
    <style:style style:name="T16" style:family="text">
      <style:text-properties fo:font-variant="normal" fo:text-transform="none" fo:color="#212121" fo:font-size="10pt" fo:letter-spacing="normal" fo:font-style="normal" style:font-size-asian="10pt" style:font-size-complex="10pt"/>
    </style:style>
    <style:style style:name="T17" style:family="text">
      <style:text-properties fo:font-variant="normal" fo:text-transform="none" fo:color="#212121" fo:font-size="10pt" fo:letter-spacing="normal" fo:font-style="normal" fo:background-color="#dee6ef" loext:char-shading-value="0" style:font-size-asian="10pt" style:font-size-complex="10pt"/>
    </style:style>
    <style:style style:name="T18" style:family="text">
      <style:text-properties fo:font-variant="normal" fo:text-transform="none" fo:color="#212121" fo:font-size="10pt" fo:letter-spacing="normal" fo:font-style="normal" fo:background-color="#dee6ef" loext:char-shading-value="0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as estelares</text:p>
      <text:p text:style-name="P1"><text:span text:style-name="T1">O guia estelar de </text:span><text:span text:style-name="T2">CSS</text:span></text:p>
      <text:p text:style-name="P3">Abertura</text:p>
      <text:list xml:id="list167217165" text:style-name="L1">
        <text:list-item>
          <text:p text:style-name="P28">Abertura:</text:p>
        </text:list-item>
      </text:list>
      <text:p text:style-name="P4">Fundamentos do CSS, como funciona, o que é, para que serve, como fuciona a escrita e aplicação do CSS no HTML, conceitos básicos como cascata, especificidades, seletores e mais.</text:p>
      <text:p text:style-name="P4"/>
      <text:list xml:id="list204012583053000" text:continue-numbering="true" text:style-name="L1">
        <text:list-item>
          <text:p text:style-name="P28">Conhecendo o CSS</text:p>
        </text:list-item>
      </text:list>
      <text:p text:style-name="P18">O que siginifica CSS?</text:p>
      <text:p text:style-name="P4">É uma forma de escrever uma folha de estilo em cascata (Cascading Style Sheet). Código para criar estilos no HTML. HTML é a estrutura e o CSS é a beleza. Não é uma linguagem de programação, mas sim uma linguagem style sheet.</text:p>
      <text:p text:style-name="P4"/>
      <text:list xml:id="list204011165254932" text:continue-numbering="true" text:style-name="L1">
        <text:list-item>
          <text:p text:style-name="P29">Comentários</text:p>
        </text:list-item>
      </text:list>
      <text:p text:style-name="P5">* Não irá afetar o seu código;</text:p>
      <text:p text:style-name="P5">* Ajuda a lembrar blocos de códigos;</text:p>
      <text:p text:style-name="P25"><text:span text:style-name="T1">* </text:span><text:span text:style-name="T5">D</text:span><text:span text:style-name="T1">eixa dicas para leitura;</text:span></text:p>
      <text:p text:style-name="P5">* Ajuda outros a entenderem;</text:p>
      <text:p text:style-name="P5">* Nunca esqueça de fechar um comentário aberto;</text:p>
      <text:p text:style-name="P25"><text:span text:style-name="T1">* Comentários começam com </text:span><text:span text:style-name="T3">‘/*’ e terminam com ‘*/’;</text:span></text:p>
      <text:p text:style-name="P25"><text:span text:style-name="T3">* </text:span><text:span text:style-name="T4">Você pode usar para desabilitar partes do seu código;</text:span></text:p>
      <text:p text:style-name="P20"/>
      <text:list xml:id="list204010770994662" text:continue-numbering="true" text:style-name="L1">
        <text:list-item>
          <text:p text:style-name="P30">Anatomia</text:p>
        </text:list-item>
      </text:list>
      <text:p text:style-name="P26">css</text:p>
      <text:p text:style-name="P27">h1 {</text:p>
      <text:p text:style-name="P27"><text:tab/>color: blue;</text:p>
      <text:p text:style-name="P27"><text:tab/>font-size: 60px;</text:p>
      <text:p text:style-name="P27"><text:tab/>background: gray;</text:p>
      <text:p text:style-name="P27">}</text:p>
      <text:p text:style-name="P26"/>
      <text:p text:style-name="P26"><text:span text:style-name="T6">Selector - h1</text:span>: irá procurar todas as Tags h1 que tiver no seu documento html e aplicará as propriedades que foram colocadas no seu CSS.</text:p>
      <text:p text:style-name="P26"><text:span text:style-name="T6">Declararion - </text:span><text:span text:style-name="T7">{}:</text:span><text:span text:style-name="T8"> Tudo que está entre as chaves {}.</text:span></text:p>
      <text:p text:style-name="P26"><text:span text:style-name="T6">Properties – </text:span><text:span text:style-name="T7">color, font-size, background:</text:span><text:span text:style-name="T8"> elementos que serão alterados no html.</text:span></text:p>
      <text:p text:style-name="P26"><text:span text:style-name="T6">Property Value – </text:span><text:span text:style-name="T7">blue, 60px, gray:</text:span><text:span text:style-name="T8"> Caracteríticas/valores aplicadas.</text:span></text:p>
      <text:p text:style-name="P26"/>
      <text:list xml:id="list204012762166374" text:continue-numbering="true" text:style-name="L1">
        <text:list-item>
          <text:p text:style-name="P31">Seletores</text:p>
        </text:list-item>
      </text:list>
      <text:p text:style-name="P6">Conecta um elemento HTML com o CSS</text:p>
      <text:p text:style-name="P6">Tipos:</text:p>
      <text:p text:style-name="P6">* <text:span text:style-name="T6">Global selector:</text:span> ‘*’</text:p>
      <text:p text:style-name="P6">* <text:span text:style-name="T6">Element/Type selector:</text:span> ‘h1, h2, p, div’</text:p>
      <text:p text:style-name="P6">* <text:span text:style-name="T6">ID Selector:</text:span> ‘#box, #container</text:p>
      <text:p text:style-name="P6">* <text:span text:style-name="T6">Class Selector:</text:span> ‘red, .m-4’</text:p>
      <text:p text:style-name="P6">* <text:span text:style-name="T6">Diversos:</text:span> Attribute selector, Pseudo-class, Pseudo-element, e outros</text:p>
      <text:p text:style-name="P6"/>
      <text:p text:style-name="P21">*{</text:p>
      <text:p text:style-name="P21"><text:soft-page-break/><text:tab/>margin: 0;</text:p>
      <text:p text:style-name="P21"><text:tab/>background-color: blue;</text:p>
      <text:p text:style-name="P21">}</text:p>
      <text:p text:style-name="P21"/>
      <text:p text:style-name="P21">#container{</text:p>
      <text:p text:style-name="P21"><text:tab/>width: 320px;</text:p>
      <text:p text:style-name="P21">}</text:p>
      <text:p text:style-name="P21"/>
      <text:p text:style-name="P21">.m-40{</text:p>
      <text:p text:style-name="P21"><text:tab/>margin:40px;</text:p>
      <text:p text:style-name="P21">}</text:p>
      <text:p text:style-name="P21"/>
      <text:p text:style-name="P21">h1, h2{</text:p>
      <text:p text:style-name="P21"><text:tab/>color: green;</text:p>
      <text:p text:style-name="P21"><text:tab/>font-size: 60px;</text:p>
      <text:p text:style-name="P21"><text:tab/>background-color: yellow;</text:p>
      <text:p text:style-name="P21">}</text:p>
      <text:p text:style-name="P21"/>
      <text:list xml:id="list204011023148287" text:continue-numbering="true" text:style-name="L1">
        <text:list-item>
          <text:p text:style-name="P32">Box model</text:p>
        </text:list-item>
      </text:list>
      <text:p text:style-name="P8">Quase tudo são caixas do CSS. Posicionamentos, tamanhos, espaçamentos, bordas, cores.</text:p>
      <text:p text:style-name="P8">Caixa pode ficar ao lado uma da outra, ou acima. Elementos HTML são caixas.</text:p>
      <text:p text:style-name="P7">Toda caixa tem altura, largura, cumprimento, conteúdo dentro dela, espaços, etc.</text:p>
      <text:p text:style-name="P9"/>
      <text:p text:style-name="P22">&lt;!doctype html&gt;</text:p>
      <text:p text:style-name="P22">&lt;html lang="en"&gt;</text:p>
      <text:p text:style-name="P22"><text:tab/>&lt;head&gt;</text:p>
      <text:p text:style-name="P22"><text:tab/><text:tab/>&lt;meta charset="UTF-8"&gt;</text:p>
      <text:p text:style-name="P22"><text:tab/><text:tab/>&lt;meta name="viewport" content="width=device-width, initial-scale=1.0"&gt;</text:p>
      <text:p text:style-name="P22"><text:s text:c="8"/>&lt;title&gt;index2&lt;/title&gt;</text:p>
      <text:p text:style-name="P22"><text:s text:c="8"/>&lt;link href="style2.css" type="text/css" rel="stylesheet"&gt;</text:p>
      <text:p text:style-name="P22"><text:tab/>&lt;/head&gt;</text:p>
      <text:p text:style-name="P22"><text:tab/>&lt;body&gt;</text:p>
      <text:p text:style-name="P22"><text:s text:c="8"/>&lt;div&gt;</text:p>
      <text:p text:style-name="P22"><text:s text:c="12"/>&lt;h1&gt;Evolua Rápido&lt;/h1</text:p>
      <text:p text:style-name="P22"><text:s text:c="12"/>&lt;p&gt;Descrição&lt;/p&gt;</text:p>
      <text:p text:style-name="P22"><text:tab/><text:tab/><text:tab/>&lt;button&gt;Embarcar&lt;/button&gt;</text:p>
      <text:p text:style-name="P22"><text:s text:c="8"/>&lt;/div&gt;</text:p>
      <text:p text:style-name="P22"><text:s text:c="4"/>&lt;/body&gt;</text:p>
      <text:p text:style-name="P22">&lt;/html&gt;</text:p>
      <text:p text:style-name="P22">&lt;/!doctype&gt;</text:p>
      <text:p text:style-name="P9"/>
      <text:p text:style-name="P10">style2.css</text:p>
      <text:p text:style-name="P10"/>
      <text:p text:style-name="P23">h1{</text:p>
      <text:p text:style-name="P23"><text:tab/>border: 1px solid red;</text:p>
      <text:p text:style-name="P23"><text:tab/>margin: 200px;</text:p>
      <text:p text:style-name="P23"><text:tab/>padding: 60px;</text:p>
      <text:p text:style-name="P23"><text:tab/>color: green;</text:p>
      <text:p text:style-name="P23">}</text:p>
      <text:p text:style-name="P10"/>
      <text:list xml:id="list204012045394344" text:continue-numbering="true" text:style-name="L1">
        <text:list-item>
          <text:p text:style-name="P33">Origem do CSS</text:p>
        </text:list-item>
      </text:list>
      <text:p text:style-name="P23">&lt;!DOCTYPE html PUBLIC "-//W3C//DTD XHTML 1.0 Strict//EN"</text:p>
      <text:p text:style-name="P23"><text:tab/>"http://www.w3.org/TR/xhtml1/DTD/xhtml1-strict.dtd"&gt;</text:p>
      <text:p text:style-name="P23">&lt;html xmlns="http://www.w3.org/1999/xhtml" xml:lang="en" lang="en"&gt;</text:p>
      <text:p text:style-name="P23"/>
      <text:p text:style-name="P23"><text:soft-page-break/>&lt;head&gt;</text:p>
      <text:p text:style-name="P23"><text:tab/>&lt;title&gt;Document&lt;/title&gt;</text:p>
      <text:p text:style-name="P23"><text:tab/>&lt;meta http-equiv="content-type" content="text/html;charset=utf-8" /&gt;</text:p>
      <text:p text:style-name="P23"><text:tab/>&lt;meta name="generator" content="Geany 1.33" /&gt;</text:p>
      <text:p text:style-name="P23"><text:tab/>&lt;link rel="stylesheet" href="style.css"&gt;</text:p>
      <text:p text:style-name="P23"><text:tab/>&lt;style&gt;</text:p>
      <text:p text:style-name="P23"><text:tab/><text:tab/>#style{</text:p>
      <text:p text:style-name="P23"><text:tab/><text:tab/><text:tab/>color: orange;</text:p>
      <text:p text:style-name="P23"><text:tab/><text:tab/>}</text:p>
      <text:p text:style-name="P23"><text:tab/><text:tab/>#style2{</text:p>
      <text:p text:style-name="P23"><text:tab/><text:tab/><text:tab/>color: #01F90D;</text:p>
      <text:p text:style-name="P23"><text:tab/><text:tab/><text:tab/>}</text:p>
      <text:p text:style-name="P23"><text:tab/>&lt;/style&gt;</text:p>
      <text:p text:style-name="P23"><text:tab/></text:p>
      <text:p text:style-name="P23">&lt;/head&gt;</text:p>
      <text:p text:style-name="P23"/>
      <text:p text:style-name="P23">&lt;body&gt;</text:p>
      <text:p text:style-name="P23"><text:tab/>&lt;h1 style="color: blue"&gt;Linha&lt;/h1&gt;</text:p>
      <text:p text:style-name="P23"><text:tab/>&lt;h2 style="color: red"&gt;Estilizando&lt;/h2&gt;</text:p>
      <text:p text:style-name="P23"><text:tab/>&lt;p style="color: green"&gt;</text:p>
      <text:p text:style-name="P23"><text:tab/><text:tab/>Estilizando em linha</text:p>
      <text:p text:style-name="P23"><text:tab/><text:tab/>&lt;strong style="color: pink"&gt;estilo em linha&lt;/strong&gt;</text:p>
      <text:p text:style-name="P23"><text:tab/>&lt;/p&gt;</text:p>
      <text:p text:style-name="P23"><text:tab/>&lt;h1 id="style"&gt;Inserindo na tag &amp;lt;style&amp;gt; &lt;/h1&gt;</text:p>
      <text:p text:style-name="P23"><text:tab/>&lt;p id="style2"&gt;&lt;strong&gt;Inserindo na tag &amp;lt;style2&amp;gt;&lt;/strong&gt;&lt;/p&gt;</text:p>
      <text:p text:style-name="P23"><text:tab/>&lt;h1 id="lorem"&gt;Lorem Ipsum&lt;/h1&gt;</text:p>
      <text:p text:style-name="P23"><text:tab/></text:p>
      <text:p text:style-name="P23">&lt;/body&gt;</text:p>
      <text:p text:style-name="P23"/>
      <text:p text:style-name="P23">&lt;/html&gt;</text:p>
      <text:p text:style-name="P23"/>
      <text:p text:style-name="P24">style.css</text:p>
      <text:p text:style-name="P23">*{</text:p>
      <text:p text:style-name="P23"><text:tab/>background-color: #7C4C3E;</text:p>
      <text:p text:style-name="P23">}</text:p>
      <text:p text:style-name="P23">#lorem{</text:p>
      <text:p text:style-name="P23"><text:tab/>color: #FFF100;</text:p>
      <text:p text:style-name="P23"><text:tab/>font-family: 'Roboto Mono', monospace;</text:p>
      <text:p text:style-name="P23">}</text:p>
      <text:p text:style-name="P17"/>
      <text:list xml:id="list204011182190501" text:continue-numbering="true" text:style-name="L1">
        <text:list-item>
          <text:p text:style-name="P34">A Cascata<text:span text:style-name="T9">(cascading)</text:span></text:p>
        </text:list-item>
      </text:list>
      <text:p text:style-name="P11">A escolha do browser de qual regra aplicar, caso haja muitas regras para o mesmo elemento.</text:p>
      <text:p text:style-name="P11">Seu estilo é lido de cima para baixo.</text:p>
      <text:p text:style-name="P11">É levado em consideração 3 fatores:</text:p>
      <text:p text:style-name="P19">a. Origem do estilo;</text:p>
      <text:p text:style-name="P12"><text:tab/>inline &gt; tag style &gt; tag link</text:p>
      <text:p text:style-name="P14"/>
      <text:list xml:id="list204012765884507" text:continue-numbering="true" text:style-name="L1">
        <text:list-item>
          <text:p text:style-name="P35">Especificidade;</text:p>
        </text:list-item>
      </text:list>
      <text:p text:style-name="P13">É um cálculo matemático, onde, cada tipo de seletor e origem do estilo, possuem valores a serem considerados.</text:p>
      <text:p text:style-name="P13">0. Universal selector, combinators e nagetion pseudo-class (:not())</text:p>
      <text:p text:style-name="P13">1. Element type selector e pseudo-elements (::before, ::after)</text:p>
      <text:p text:style-name="P13">10. Classes e attribute selectors ([type=”radio”])</text:p>
      <text:p text:style-name="P13">100. ID selector</text:p>
      <text:p text:style-name="P13">1000. Incline</text:p>
      <text:p text:style-name="P13"/>
      <text:list xml:id="list204012863458584" text:continue-numbering="true" text:style-name="L1">
        <text:list-item>
          <text:p text:style-name="P35"><text:soft-page-break/>Importância.</text:p>
        </text:list-item>
      </text:list>
      <text:p text:style-name="P15">Cuidado, evite o uso. Não é considerado uma boa prática. Quebra o fluxo natural da cascata.</text:p>
      <text:p text:style-name="P15"/>
      <text:list xml:id="list204012335890966" text:continue-numbering="true" text:style-name="L1">
        <text:list-item>
          <text:p text:style-name="P35">At rules</text:p>
        </text:list-item>
      </text:list>
      <text:p text:style-name="P16"><text:span text:style-name="T9">E</text:span>stá relacionado ao comportamento do CSS</text:p>
      <text:p text:style-name="P16">Começa com o sinal de @ seguido do identificador e valor.</text:p>
      <text:p text:style-name="P16">## Exemplos comuns:</text:p>
      <text:p text:style-name="P16">- @import - incluuir um CSS externo;</text:p>
      <text:p text:style-name="P16">- @media – regras condicionais para dispositivos;</text:p>
      <text:p text:style-name="P16">- @font-face – fontes externas;</text:p>
      <text:p text:style-name="P16">- @keyframes – Animation.</text:p>
      <text:p text:style-name="P16"/>
      <text:p text:style-name="P16">@import url(“<text:a xlink:type="simple" xlink:href="http://local.com/style.css" text:style-name="Internet_20_link" text:visited-style-name="Visited_20_Internet_20_Link">http://local.com/style.css</text:a>”);</text:p>
      <text:p text:style-name="P16"/>
      <text:p text:style-name="P16">@media (min-width: 500px){</text:p>
      <text:p text:style-name="P16"><text:tab/>regras</text:p>
      <text:p text:style-name="P16">}</text:p>
      <text:p text:style-name="P16"/>
      <text:p text:style-name="P16">@font-face{</text:p>
      <text:p text:style-name="P16"><text:tab/>regras</text:p>
      <text:p text:style-name="P16">}</text:p>
      <text:p text:style-name="P16"/>
      <text:p text:style-name="P16">@keyframes nameofanimation {</text:p>
      <text:p text:style-name="P16"><text:tab/>regras</text:p>
      <text:p text:style-name="P16">}</text:p>
      <text:list xml:id="list204012961642435" text:continue-numbering="true" text:style-name="L1">
        <text:list-item>
          <text:p text:style-name="P37"><text:span text:style-name="T11">S</text:span><text:span text:style-name="T10">horthand</text:span></text:p>
        </text:list-item>
      </text:list>
      <text:p text:style-name="P40">Junção de propriedades, resumidas e legíveis.</text:p>
      <text:p text:style-name="P38">CSS</text:p>
      <text:p text:style-name="P47">* background <text:span text:style-name="T12">P</text:span>roperties</text:p>
      <text:p text:style-name="P46"/>
      <text:p text:style-name="P48">background-color: #000;</text:p>
      <text:p text:style-name="P48">background-image: url(images/bg.gif);</text:p>
      <text:p text:style-name="P48">background-repeat: no-repeat;</text:p>
      <text:p text:style-name="P48">background-position: left top;</text:p>
      <text:p text:style-name="P46"/>
      <text:p text:style-name="P47">* background <text:span text:style-name="T12">Shorthand</text:span></text:p>
      <text:p text:style-name="P46"/>
      <text:p text:style-name="P48">background: #000 url(images/bg.gif) no-repeat left top;</text:p>
      <text:p text:style-name="P46"/>
      <text:p text:style-name="P47">* <text:span text:style-name="T12">Font P</text:span>roperties</text:p>
      <text:p text:style-name="P46"/>
      <text:p text:style-name="P48">font-style: italic;</text:p>
      <text:p text:style-name="P48">font-weight: bold;</text:p>
      <text:p text:style-name="P48">font-size: .8em;</text:p>
      <text:p text:style-name="P48">line-height: 1.2;</text:p>
      <text:p text:style-name="P48">font-family: Arial, sans-serif;</text:p>
      <text:p text:style-name="P46"/>
      <text:p text:style-name="P47">* <text:span text:style-name="T12">Font Shorthand</text:span></text:p>
      <text:p text:style-name="P46"/>
      <text:p text:style-name="P48">font: italic bold .8em/1.2 Arial, sans-serif;</text:p>
      <text:p text:style-name="P40"/>
      <text:p text:style-name="P39">* <text:span text:style-name="T12">Border </text:span><text:span text:style-name="T14">P</text:span><text:span text:style-name="T13">roperties</text:span></text:p>
      <text:p text:style-name="P41"><text:soft-page-break/><text:span text:style-name="T13"/></text:p>
      <text:p text:style-name="P44"><text:span text:style-name="T13">border-width: 1px;</text:span></text:p>
      <text:p text:style-name="P44"><text:span text:style-name="T13">border-style: solid;</text:span></text:p>
      <text:p text:style-name="P41"><text:span text:style-name="T18">border-color: #000</text:span><text:span text:style-name="T13">;</text:span></text:p>
      <text:p text:style-name="P41"><text:span text:style-name="T13"/></text:p>
      <text:p text:style-name="P39"><text:span text:style-name="T13">* </text:span><text:span text:style-name="T14">Border Shorthand</text:span></text:p>
      <text:p text:style-name="P41"><text:span text:style-name="T14"/></text:p>
      <text:p text:style-name="P45"><text:span text:style-name="T15">border: 1px solid #000;</text:span></text:p>
      <text:p text:style-name="P40"/>
      <text:p text:style-name="P38">Detalhes:</text:p>
      <text:p text:style-name="P42">- Não irá considerar propriedades anteriores;</text:p>
      <text:p text:style-name="P42">- Valores não especificados irão assumir o valor padrão;</text:p>
      <text:p text:style-name="P42">- Geralmente, a ordem descrita não importa, mas se houver muitas propriedades com valores semelhantes, poderemos encontraar problemas.</text:p>
      <text:p text:style-name="P42"/>
      <text:p text:style-name="P43">Propriedades que aceitam Shorthand</text:p>
      <text:p text:style-name="P38">Shorthand properties:</text:p>
      <text:p text:style-name="P42">all, animation, background, border, border-block-end, border-block-start, border-bottom, border-color, border-image, border-inline-end, border-inline-start, border-left, border-radius, border-right, border-style, border-top, border-width, column-rule, columns, flex, flex-flow, font, gap, grid, grid-area, grid-column, grid-row, grid-template, list-style, margin, mask, offset, outline, overflow, padding, place-content, place-items, place-self, scroll-margin, scroll-padding, text-decoration, text-emphasis, transition</text:p>
      <text:p text:style-name="P42"/>
      <text:list xml:id="list204011397528161" text:continue-numbering="true" text:style-name="L1">
        <text:list-item>
          <text:p text:style-name="P3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x-locale-body, sans-serif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font-size="12pt" fo:background-color="#ff8000" style:font-size-asian="10.5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5:07.830627252</meta:creation-date>
    <dc:date>2021-03-31T20:40:10.554677099</dc:date>
    <meta:editing-duration>PT4H33M28S</meta:editing-duration>
    <meta:editing-cycles>10</meta:editing-cycles>
    <meta:generator>LibreOffice/6.1.5.2$Linux_X86_64 LibreOffice_project/10$Build-2</meta:generator>
    <meta:document-statistic meta:table-count="0" meta:image-count="0" meta:object-count="0" meta:page-count="5" meta:paragraph-count="183" meta:word-count="755" meta:character-count="5686" meta:non-whitespace-character-count="4993"/>
  </office:meta>
</office:document-meta>
</file>